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center" draw:textarea-vertical-align="middle" draw:shadow="visible"/>
    </style:style>
    <style:style style:name="gr2" style:family="graphic" style:parent-style-name="standard">
      <style:graphic-properties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33cc66" draw:textarea-horizontal-align="center" draw:textarea-vertical-align="middle" draw:shadow="visib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margin-left="0cm" fo:margin-right="0cm" fo:text-align="center" fo:text-indent="0cm"/>
      <style:text-properties fo:font-size="14pt" fo:font-weight="normal"/>
    </style:style>
    <style:style style:name="P2" style:family="paragraph">
      <style:paragraph-properties fo:margin-left="0cm" fo:margin-right="0cm" fo:text-align="center" fo:text-indent="0cm"/>
      <style:text-properties fo:font-size="1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weight="bold"/>
    </style:style>
    <style:style style:name="P5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14pt" fo:font-weight="normal"/>
    </style:style>
    <style:style style:name="T2" style:family="text">
      <style:text-properties fo:font-size="16pt"/>
    </style:style>
    <style:style style:name="T3" style:family="text">
      <style:text-properties fo:font-weight="bold"/>
    </style:style>
    <style:style style:name="T4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537cm" svg:height="1.5cm" svg:x="0cm" svg:y="2.215cm">
          <text:p text:style-name="P1"><text:span text:style-name="T1">org.eclipse.team.svn.ui</text:span></text:p>
        </draw:rect>
        <draw:rect draw:style-name="gr2" draw:text-style-name="P2" draw:layer="layout" svg:width="13.537cm" svg:height="1.5cm" svg:x="0cm" svg:y="4.215cm">
          <text:p text:style-name="P2"><text:span text:style-name="T2">org.eclipse.team.svn.core</text:span></text:p>
        </draw:rect>
        <draw:rect draw:style-name="gr2" draw:text-style-name="P2" draw:layer="layout" svg:width="10.537cm" svg:height="1.5cm" svg:x="0cm" svg:y="8.215cm">
          <text:p text:style-name="P2"><text:span text:style-name="T2">org.eclipse.subversion.client.javahl.win32</text:span></text:p>
        </draw:rect>
        <draw:rect draw:style-name="gr3" draw:text-style-name="P2" draw:layer="layout" svg:width="9.5cm" svg:height="1.5cm" svg:x="11.037cm" svg:y="8.215cm">
          <text:p text:style-name="P2"><text:span text:style-name="T2">org.tmate.svn.javasvn</text:span></text:p>
        </draw:rect>
        <draw:rect draw:style-name="gr2" draw:text-style-name="P2" draw:layer="layout" svg:width="20.537cm" svg:height="1.5cm" svg:x="0cm" svg:y="6.215cm">
          <text:p text:style-name="P2"><text:span text:style-name="T2">org.eclipse.subversion.client</text:span></text:p>
        </draw:rect>
        <draw:rect draw:style-name="gr3" draw:text-style-name="P2" draw:layer="layout" svg:width="6.5cm" svg:height="1.5cm" svg:x="14.037cm" svg:y="4.215cm">
          <text:p text:style-name="P2"><text:span text:style-name="T2">SVN aware client</text:span></text:p>
        </draw:rect>
        <draw:rect draw:style-name="gr2" draw:text-style-name="P2" draw:layer="layout" svg:width="7.5cm" svg:height="1cm" svg:x="0cm" svg:y="12cm">
          <text:p text:style-name="P2"><text:span text:style-name="T2">Bundled plugin</text:span></text:p>
        </draw:rect>
        <draw:rect draw:style-name="gr3" draw:text-style-name="P2" draw:layer="layout" svg:width="7.5cm" svg:height="1cm" svg:x="0cm" svg:y="13.5cm">
          <text:p text:style-name="P2"><text:span text:style-name="T2">Externally provided plugin</text:span></text:p>
        </draw:rect>
        <draw:frame draw:style-name="gr4" draw:text-style-name="P4" draw:layer="layout" svg:width="7.5cm" svg:height="1.25cm" svg:x="0cm" svg:y="10.75cm">
          <draw:text-box>
            <text:p text:style-name="P3"><text:span text:style-name="T3">Legend:</text:span></text:p>
          </draw:text-box>
        </draw:frame>
        <draw:frame draw:style-name="gr5" draw:text-style-name="P5" draw:layer="layout" svg:width="15.5cm" svg:height="1.75cm" svg:x="2.5cm" svg:y="0.5cm">
          <draw:text-box>
            <text:p text:style-name="P3"><text:span text:style-name="T4">SVN Team Provider Architecture</text:span></text:p>
          </draw:text-box>
        </draw:frame>
        <draw:rect draw:style-name="gr3" draw:text-style-name="P2" draw:layer="layout" svg:width="3.5cm" svg:height="1.5cm" svg:x="10.037cm" svg:y="2.215cm">
          <text:p text:style-name="P2"><text:span text:style-name="T2">Mylar</text:span></text:p>
        </draw:rect>
        <draw:rect draw:style-name="gr3" draw:text-style-name="P2" draw:layer="layout" svg:width="3.5cm" svg:height="1.5cm" svg:x="6.037cm" svg:y="2.215cm">
          <text:p text:style-name="P2"><text:span text:style-name="T2">Buckminst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Brock Jabiczak</meta:initial-creator>
    <meta:creation-date>2006-07-01T08:42:55</meta:creation-date>
    <dc:creator>Brock Jabiczak</dc:creator>
    <dc:date>2006-07-06T19:58:38</dc:date>
    <dc:language>en-AU</dc:language>
    <meta:editing-cycles>3</meta:editing-cycles>
    <meta:editing-duration>PT24M36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